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C00000174FEDB4090.png" manifest:media-type="image/png"/>
  <manifest:file-entry manifest:full-path="Pictures/10000201000001EE000000BCB1654733.png" manifest:media-type="image/png"/>
  <manifest:file-entry manifest:full-path="Pictures/1000020100000202000000760DAE813C.png" manifest:media-type="image/png"/>
  <manifest:file-entry manifest:full-path="Pictures/10000201000001CA000000EEC5E4A787.png" manifest:media-type="image/png"/>
  <manifest:file-entry manifest:full-path="Pictures/10000201000002480000010C41255B9A.png" manifest:media-type="image/png"/>
  <manifest:file-entry manifest:full-path="Pictures/100002010000027200000086305980B8.png" manifest:media-type="image/png"/>
  <manifest:file-entry manifest:full-path="Pictures/100002010000036A00000306E1EB0BCE.png" manifest:media-type="image/png"/>
  <manifest:file-entry manifest:full-path="Pictures/100002010000020C000002E68059C8A8.png" manifest:media-type="image/png"/>
  <manifest:file-entry manifest:full-path="Pictures/10000201000001BE0000014215B78A87.png" manifest:media-type="image/png"/>
  <manifest:file-entry manifest:full-path="Pictures/10000201000004460000026461F3E5EC.png" manifest:media-type="image/png"/>
  <manifest:file-entry manifest:full-path="Pictures/100002010000024C0000009A8B3122EA.png" manifest:media-type="image/png"/>
  <manifest:file-entry manifest:full-path="Pictures/10000201000003E60000032A71560735.png" manifest:media-type="image/png"/>
  <manifest:file-entry manifest:full-path="Pictures/10000201000003E80000051AD624D4E9.png" manifest:media-type="image/png"/>
  <manifest:file-entry manifest:full-path="Pictures/10000201000004AE0000030ED28ACC55.png" manifest:media-type="image/png"/>
  <manifest:file-entry manifest:full-path="Pictures/10000201000001DC0000024A0679FEB6.png" manifest:media-type="image/png"/>
  <manifest:file-entry manifest:full-path="Pictures/10000201000003E2000004DEEAC615C1.png" manifest:media-type="image/png"/>
  <manifest:file-entry manifest:full-path="Pictures/100002010000048A00000300897B55A5.png" manifest:media-type="image/png"/>
  <manifest:file-entry manifest:full-path="Pictures/10000201000001EE000000D60B62646A.png" manifest:media-type="image/png"/>
  <manifest:file-entry manifest:full-path="Pictures/1000020100000454000001C090CC03AF.png" manifest:media-type="image/png"/>
  <manifest:file-entry manifest:full-path="Pictures/100002010000035000000188B6A9635D.png" manifest:media-type="image/png"/>
  <manifest:file-entry manifest:full-path="Pictures/100002010000044400000316CBECB861.png" manifest:media-type="image/png"/>
  <manifest:file-entry manifest:full-path="Pictures/10000201000001AE00000118E1539C9E.png" manifest:media-type="image/png"/>
  <manifest:file-entry manifest:full-path="Pictures/1000020100000336000000A0CA29AE3E.png" manifest:media-type="image/png"/>
  <manifest:file-entry manifest:full-path="Pictures/10000201000001E6000000C0848F6B21.png" manifest:media-type="image/png"/>
  <manifest:file-entry manifest:full-path="Pictures/10000201000001EE000000D2CE2CB77A.png" manifest:media-type="image/png"/>
  <manifest:file-entry manifest:full-path="Pictures/1000020100000434000004FE7766F3CF.png" manifest:media-type="image/png"/>
  <manifest:file-entry manifest:full-path="Pictures/100002010000042A0000059284C7C9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53440" officeooo:paragraph-rsid="00153440"/>
    </style:style>
    <style:style style:name="P2" style:family="paragraph" style:parent-style-name="Standard">
      <style:text-properties fo:font-size="12pt" fo:font-weight="normal" officeooo:rsid="00167e80" officeooo:paragraph-rsid="00167e8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153440" officeooo:paragraph-rsid="00153440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22pt" fo:font-weight="bold" officeooo:rsid="00153440" officeooo:paragraph-rsid="00153440" style:font-size-asian="22pt" style:font-weight-asian="bold" style:font-size-complex="22pt" style:font-weight-complex="bold"/>
    </style:style>
    <style:style style:name="P5" style:family="paragraph" style:parent-style-name="Standard">
      <style:text-properties officeooo:paragraph-rsid="0019491e"/>
    </style:style>
    <style:style style:name="P6" style:family="paragraph" style:parent-style-name="Standard">
      <style:text-properties officeooo:paragraph-rsid="00153440"/>
    </style:style>
    <style:style style:name="T1" style:family="text">
      <style:text-properties fo:font-size="22pt" fo:font-weight="bold" officeooo:rsid="00153440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:</text:p>
      <text:p text:style-name="Standard"><draw:frame draw:style-name="fr3" draw:name="Image1" text:anchor-type="paragraph" svg:width="6.9252in" svg:height="8.2252in" draw:z-index="16"><draw:image xlink:href="Pictures/1000020100000434000004FE7766F3CF.png" xlink:type="simple" xlink:show="embed" xlink:actuate="onLoad"/></draw:frame></text:p>
      <text:p text:style-name="P5"/>
      <text:p text:style-name="P5"/>
      <text:p text:style-name="P5"><draw:frame draw:style-name="fr2" draw:name="Image26" text:anchor-type="paragraph" svg:x="0.0598in" svg:y="0in" svg:width="2.9862in" svg:height="1.9445in" draw:z-index="17"><draw:image xlink:href="Pictures/10000201000001AE00000118E1539C9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27" text:anchor-type="paragraph" svg:width="6.9252in" svg:height="5.0098in" draw:z-index="18"><draw:image xlink:href="Pictures/100002010000044400000316CBECB861.png" xlink:type="simple" xlink:show="embed" xlink:actuate="onLoad"/></draw:frame></text:p>
      <text:p text:style-name="Standard"><text:soft-page-break/></text:p>
      <text:p text:style-name="Standard"><draw:frame draw:style-name="fr3" draw:name="Image2" text:anchor-type="paragraph" svg:width="6.9252in" svg:height="4.5764in" draw:z-index="19"><draw:image xlink:href="Pictures/100002010000048A00000300897B55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28" text:anchor-type="paragraph" svg:width="6.9028in" svg:height="8.6535in" draw:z-index="20"><draw:image xlink:href="Pictures/10000201000003E2000004DEEAC615C1.png" xlink:type="simple" xlink:show="embed" xlink:actuate="onLoad"/></draw:frame><text:soft-page-break/></text:p>
      <text:p text:style-name="Standard"/>
      <text:p text:style-name="Standard"/>
      <text:p text:style-name="Standard"><text:soft-page-break/></text:p>
      <text:p text:style-name="Standard"><draw:frame draw:style-name="fr3" draw:name="Image3" text:anchor-type="paragraph" svg:width="6.9252in" svg:height="4.5201in" draw:z-index="21"><draw:image xlink:href="Pictures/10000201000004AE0000030ED28ACC55.png" xlink:type="simple" xlink:show="embed" xlink:actuate="onLoad"/></draw:frame></text:p>
      <text:p text:style-name="Standard"/>
      <text:p text:style-name="Standard"><draw:frame draw:style-name="fr1" draw:name="Image4" text:anchor-type="paragraph" svg:width="6.9252in" svg:height="9.0437in" draw:z-index="22"><draw:image xlink:href="Pictures/10000201000003E80000051AD624D4E9.png" xlink:type="simple" xlink:show="embed" xlink:actuate="onLoad"/></draw:frame><text:soft-page-break/></text:p>
      <text:p text:style-name="Standard"><text:soft-page-break/></text:p>
      <text:p text:style-name="Standard"><draw:frame draw:style-name="fr3" draw:name="Image5" text:anchor-type="paragraph" svg:width="6.9252in" svg:height="5.6201in" draw:z-index="23"><draw:image xlink:href="Pictures/10000201000003E60000032A715607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6.9252in" svg:height="9.2634in" draw:z-index="24"><draw:image xlink:href="Pictures/100002010000042A0000059284C7C965.png" xlink:type="simple" xlink:show="embed" xlink:actuate="onLoad"/></draw:frame><text:soft-page-break/></text:p>
      <text:p text:style-name="Standard"><draw:frame draw:style-name="fr3" draw:name="Image29" text:anchor-type="paragraph" svg:width="6.9252in" svg:height="3.8736in" draw:z-index="25"><draw:image xlink:href="Pictures/10000201000004460000026461F3E5EC.png" xlink:type="simple" xlink:show="embed" xlink:actuate="onLoad"/></draw:frame><text:soft-page-break/></text:p>
      <text:p text:style-name="Standard"/>
      <text:p text:style-name="Standard"><draw:frame draw:style-name="fr2" draw:name="Image30" text:anchor-type="paragraph" svg:x="0.0264in" svg:y="0.1492in" svg:width="6.0693in" svg:height="5.3752in" draw:z-index="26"><draw:image xlink:href="Pictures/100002010000036A00000306E1EB0B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Running the Code:</text:span></text:p>
      <text:p text:style-name="P4"><draw:frame draw:style-name="fr1" draw:name="Image10" text:anchor-type="paragraph" svg:width="6.9252in" svg:height="2.8in" draw:z-index="0"><draw:image xlink:href="Pictures/1000020100000454000001C090CC03AF.png" xlink:type="simple" xlink:show="embed" xlink:actuate="onLoad"/></draw:frame><draw:frame draw:style-name="fr2" draw:name="Image11" text:anchor-type="paragraph" svg:x="0.0154in" svg:y="2.9965in" svg:width="3.639in" svg:height="5.1528in" draw:z-index="1"><draw:image xlink:href="Pictures/100002010000020C000002E68059C8A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8" text:anchor-type="paragraph" svg:x="-0.0366in" svg:y="0in" svg:width="5.7083in" svg:height="1.111in" draw:z-index="8"><draw:image xlink:href="Pictures/1000020100000336000000A0CA29AE3E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2" draw:name="Image12" text:anchor-type="paragraph" svg:x="-0.011in" svg:y="0in" svg:width="4.3472in" svg:height="0.9307in" draw:z-index="2"><draw:image xlink:href="Pictures/100002010000027200000086305980B8.png" xlink:type="simple" xlink:show="embed" xlink:actuate="onLoad"/></draw:frame></text:p>
      <text:p text:style-name="P4"/>
      <text:p text:style-name="P4"/>
      <text:p text:style-name="P4"><draw:frame draw:style-name="fr2" draw:name="Image13" text:anchor-type="paragraph" svg:x="0.002in" svg:y="0in" svg:width="4.0835in" svg:height="1.0693in" draw:z-index="3"><draw:image xlink:href="Pictures/100002010000024C0000009A8B3122EA.png" xlink:type="simple" xlink:show="embed" xlink:actuate="onLoad"/></draw:frame></text:p>
      <text:p text:style-name="P4"/>
      <text:p text:style-name="P4"/>
      <text:p text:style-name="P4"><draw:frame draw:style-name="fr2" draw:name="Image14" text:anchor-type="paragraph" svg:x="-0.0016in" svg:y="0.1783in" svg:width="4.0555in" svg:height="1.861in" draw:z-index="4"><draw:image xlink:href="Pictures/10000201000002480000010C41255B9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5" text:anchor-type="paragraph" svg:x="-0.0008in" svg:y="0.0547in" svg:width="3.1807in" svg:height="1.6528in" draw:z-index="5"><draw:image xlink:href="Pictures/10000201000001CA000000EEC5E4A787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16" text:anchor-type="paragraph" svg:x="0.0236in" svg:y="0.0638in" svg:width="3.5693in" svg:height="0.8193in" draw:z-index="6"><draw:image xlink:href="Pictures/1000020100000202000000760DAE813C.png" xlink:type="simple" xlink:show="embed" xlink:actuate="onLoad"/></draw:frame></text:p>
      <text:p text:style-name="P4"/>
      <text:p text:style-name="P4"><draw:frame draw:style-name="fr2" draw:name="Image17" text:anchor-type="paragraph" svg:x="0.0102in" svg:y="0.2839in" svg:width="3.4307in" svg:height="1.4583in" draw:z-index="7"><draw:image xlink:href="Pictures/10000201000001EE000000D2CE2CB77A.png" xlink:type="simple" xlink:show="embed" xlink:actuate="onLoad"/></draw:frame></text:p>
      <text:p text:style-name="P4"/>
      <text:p text:style-name="P3"/>
      <text:p text:style-name="P3"><text:soft-page-break/></text:p>
      <text:p text:style-name="P3"><draw:frame draw:style-name="fr2" draw:name="Image19" text:anchor-type="paragraph" svg:x="-0.0362in" svg:y="0in" svg:width="5.889in" svg:height="2.722in" draw:z-index="15"><draw:image xlink:href="Pictures/100002010000035000000188B6A9635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sert:</text:p>
      <text:p text:style-name="P2"><draw:frame draw:style-name="fr2" draw:name="Image20" text:anchor-type="paragraph" svg:x="-0.0173in" svg:y="0.1098in" svg:width="3.3055in" svg:height="4.0693in" draw:z-index="9"><draw:image xlink:href="Pictures/10000201000001DC0000024A0679FEB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1" text:anchor-type="paragraph" svg:x="0.0016in" svg:y="0in" svg:width="3.4307in" svg:height="1.3055in" draw:z-index="10"><draw:image xlink:href="Pictures/10000201000001EE000000BCB165473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2" text:anchor-type="paragraph" svg:x="0.0319in" svg:y="0in" svg:width="3.0972in" svg:height="2.2362in" draw:z-index="11"><draw:image xlink:href="Pictures/10000201000001BE0000014215B78A8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3" text:anchor-type="paragraph" svg:x="0.0472in" svg:y="0.0634in" svg:width="3.4307in" svg:height="1.4862in" draw:z-index="12"><draw:image xlink:href="Pictures/10000201000001EE000000D60B6264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4" text:anchor-type="paragraph" svg:x="0.0366in" svg:y="0.1374in" svg:width="3.3055in" svg:height="2.5835in" draw:z-index="13"><draw:image xlink:href="Pictures/10000201000001DC00000174FEDB409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5" text:anchor-type="paragraph" svg:x="0.0571in" svg:y="0in" svg:width="3.3752in" svg:height="1.3335in" draw:z-index="14"><draw:image xlink:href="Pictures/10000201000001E6000000C0848F6B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3440" officeooo:paragraph-rsid="001534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, Patricia Gavelek<text:tab/>La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0:46:58.542267000</meta:creation-date>
    <meta:generator>LibreOffice/4.4.5.2$MacOSX_X86_64 LibreOffice_project/a22f674fd25a3b6f45bdebf25400ed2adff0ff99</meta:generator>
    <dc:date>2016-02-01T15:18:26.132079000</dc:date>
    <meta:editing-duration>PT34M19S</meta:editing-duration>
    <meta:editing-cycles>4</meta:editing-cycles>
    <meta:document-statistic meta:table-count="0" meta:image-count="27" meta:object-count="0" meta:page-count="13" meta:paragraph-count="4" meta:word-count="10" meta:character-count="62" meta:non-whitespace-character-count="56"/>
  </office:meta>
</office:document-meta>
</file>